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E00000562CD6576E2A84AC1AA.png" manifest:media-type="image/png"/>
  <manifest:file-entry manifest:full-path="Pictures/10000B97000035050000350517DAB8A135022B23.svg" manifest:media-type="image/svg+xml"/>
  <manifest:file-entry manifest:full-path="Pictures/10000000000003C8000003ADFD927ED2AFF68D21.png" manifest:media-type="image/png"/>
  <manifest:file-entry manifest:full-path="Pictures/1000000000000304000000DE90F134D3D63F55E6.png" manifest:media-type="image/png"/>
  <manifest:file-entry manifest:full-path="Pictures/10000001000002C3000002C33CE72B93E6EB4E0F.png" manifest:media-type="image/png"/>
  <manifest:file-entry manifest:full-path="Pictures/10000B970000350500003505B7E2CF17A6546FF3.svg" manifest:media-type="image/svg+xml"/>
  <manifest:file-entry manifest:full-path="Pictures/10000001000002C3000002C35C9798FC8A4FC031.png" manifest:media-type="image/png"/>
  <manifest:file-entry manifest:full-path="Pictures/10000001000002C3000002C34AC752EC323C51A7.png" manifest:media-type="image/png"/>
  <manifest:file-entry manifest:full-path="Pictures/10000B970000350500003505F17BB55CB6A11CD0.svg" manifest:media-type="image/svg+xml"/>
  <manifest:file-entry manifest:full-path="Pictures/10000306000052C9000052C9F7D6185A6019A30B.svg" manifest:media-type="image/svg+xml"/>
  <manifest:file-entry manifest:full-path="Pictures/10000001000002C3000002C3567B60B223029B7F.png" manifest:media-type="image/png"/>
  <manifest:file-entry manifest:full-path="Pictures/10000B97000035050000350569D3FE7182C6E306.svg" manifest:media-type="image/svg+xml"/>
  <manifest:file-entry manifest:full-path="Pictures/1000034E000052C9000052C98AEC88B17BB0A755.svg" manifest:media-type="image/svg+xml"/>
  <manifest:file-entry manifest:full-path="Pictures/10000001000002C3000002C3CFC448E8699FE0C6.png" manifest:media-type="image/png"/>
  <manifest:file-entry manifest:full-path="Pictures/10000001000002C3000002C354A93D8864ECD6BA.png" manifest:media-type="image/png"/>
  <manifest:file-entry manifest:full-path="Pictures/100003DA000052C9000052C9B12A47A2856E0418.svg" manifest:media-type="image/svg+xml"/>
  <manifest:file-entry manifest:full-path="Pictures/10000001000002C3000002C35BBB8212E6FED49E.png" manifest:media-type="image/png"/>
  <manifest:file-entry manifest:full-path="Pictures/10000313000035050000350598D363B110FA825C.svg" manifest:media-type="image/svg+xml"/>
  <manifest:file-entry manifest:full-path="Pictures/10000001000002C3000002C32809D5BC846568F3.png" manifest:media-type="image/png"/>
  <manifest:file-entry manifest:full-path="Pictures/10000000000000F60000005BCE4D1DF0B09B1625.png" manifest:media-type="image/png"/>
  <manifest:file-entry manifest:full-path="Pictures/100000000000019E0000005A1345D63DFEE7E6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2cm" fo:min-width="35.75cm"/>
    </style:style>
    <style:style style:name="gr2" style:family="graphic" style:parent-style-name="standard">
      <style:graphic-properties draw:stroke="solid" draw:stroke-dash="Dash_20_Dot_20_1" svg:stroke-width="0.159cm" svg:stroke-color="#729fcf" draw:marker-start-width="0.238cm" draw:marker-end-width="0.238cm" draw:stroke-linejoin="miter" svg:stroke-linecap="butt" draw:fill="solid" draw:fill-color="#b4c7dc" draw:textarea-horizontal-align="center" draw:textarea-vertical-align="middle" fo:padding-top="0.204cm" fo:padding-bottom="0.204cm" fo:padding-left="0.329cm" fo:padding-right="0.329cm"/>
    </style:style>
    <style:style style:name="gr3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Dash_20_Dot_20_1" svg:stroke-width="0.159cm" svg:stroke-color="#5983b0" draw:marker-start-width="0.079cm" draw:marker-end-width="0.079cm" svg:stroke-opacity="100%" draw:stroke-linejoin="round" svg:stroke-linecap="round" draw:fill="solid" draw:fill-color="#729fcf" draw:opacity="100%" draw:textarea-horizontal-align="center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6.4cm" fo:min-width="9.5cm"/>
    </style:style>
    <style:style style:name="gr7" style:family="graphic" style:parent-style-name="standard">
      <style:graphic-properties draw:fill-color="#fafbee" draw:textarea-horizontal-align="justify" draw:textarea-vertical-align="middle" draw:auto-grow-height="false" fo:min-height="11.75cm" fo:min-width="22cm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999999" draw:textarea-horizontal-align="center" draw:textarea-vertical-align="middle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ff0000" draw:textarea-horizontal-align="center" draw:textarea-vertical-align="middle"/>
    </style:style>
    <style:style style:name="gr10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.007cm, 0.846cm, 0cm, 0cm)" draw:image-opacity="100%" style:mirror="none"/>
    </style:style>
    <style:style style:name="gr1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.047cm, 0.846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100%"/>
      <style:paragraph-properties fo:text-align="center"/>
    </style:style>
    <style:style style:name="P6" style:family="paragraph">
      <loext:graphic-properties draw:fill-color="#fafbee"/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1" draw:layer="layout" svg:width="36.25cm" svg:height="22.25cm" svg:x="1cm" svg:y="1.1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2" draw:layer="layout" svg:width="6.499cm" svg:height="6.249cm" draw:transform="rotate (-0.026878070480713) translate (27.6677257792447cm 2.14982116615044cm)" svg:viewBox="0 0 6500 6250" svg:d="M0 5903c0-1852 0-3704 0-5556 0-192 146-347 325-347 590 0 1180 0 1771 0 111 0 215 61 275 162 140 239 281 478 422 717 60 101 164 163 276 163 1035 0 2070 0 3106 0 180 0 325 155 325 347 0 1505 0 3009 0 4514 0 192-145 347-325 347-1950 0-3900 0-5850 0-179 0-325-155-325-347z">
            <text:p/>
          </draw:path>
        </draw:g>
        <draw:frame draw:style-name="gr3" draw:text-style-name="P3" draw:layer="layout" svg:width="5.28cm" svg:height="5.234cm" draw:transform="rotate (-0.198443935951756) translate (31.032cm 1.35cm)">
          <draw:image xlink:href="Pictures/100000000000056E00000562CD6576E2A84AC1AA.png" xlink:type="simple" xlink:show="embed" xlink:actuate="onLoad" draw:mime-type="image/png">
            <text:p/>
          </draw:image>
        </draw:frame>
        <draw:frame draw:style-name="gr4" draw:text-style-name="P4" draw:layer="layout" svg:width="5.584cm" svg:height="5.359cm" draw:transform="skewX (-0.0715584993317675) rotate (-0.113271868454432) translate (28.974cm 2.85cm)">
          <draw:image xlink:href="Pictures/10000000000003C8000003ADFD927ED2AFF68D21.png" xlink:type="simple" xlink:show="embed" xlink:actuate="onLoad" draw:mime-type="image/png">
            <text:p/>
          </draw:image>
        </draw:frame>
        <draw:g>
          <draw:path draw:style-name="gr5" draw:text-style-name="P5" draw:layer="layout" svg:width="6.25cm" svg:height="4.029cm" draw:transform="skewX (-0.0438077642250577) rotate (-0.0708603676309701) translate (27.614108955558cm 4.36910775755471cm)" svg:viewBox="0 0 6251 4030" svg:d="M0 576c0-318 311-576 694-576 425 0 850 0 1275 0 184 0 361 61 491 169 96 79 192 159 288 238 130 108 307 169 491 169 772 0 1545 0 2317 0 383 0 694 257 694 576 0 767 0 1535 1 2303 0 317-311 575-695 575-1620 0-3241 0-4861 0-383 0-694-258-694-575-1-960-1-1920-1-2879z">
            <text:p/>
          </draw:path>
        </draw:g>
        <draw:frame draw:style-name="gr4" draw:text-style-name="P4" draw:layer="layout" svg:width="36.183cm" svg:height="8.75cm" svg:x="1.717cm" svg:y="14cm">
          <draw:image xlink:href="Pictures/1000000000000304000000DE90F134D3D63F55E6.png" xlink:type="simple" xlink:show="embed" xlink:actuate="onLoad" draw:mime-type="image/png">
            <text:p/>
          </draw:image>
        </draw:frame>
        <draw:custom-shape draw:style-name="gr6" draw:text-style-name="P1" draw:layer="layout" svg:width="10cm" svg:height="16.65cm" svg:x="1.5cm" svg:y="2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2.5cm" svg:height="12cm" svg:x="2.05cm" svg:y="3.3cm">
          <text:p/>
          <draw:enhanced-geometry svg:viewBox="0 0 21600 21600" draw:type="rectangle" draw:enhanced-path="M 0 0 L 21600 0 21600 21600 0 21600 0 0 Z N"/>
        </draw:custom-shape>
        <draw:g>
          <draw:path draw:style-name="gr8" draw:text-style-name="P7" draw:layer="layout" svg:width="24.223cm" svg:height="11.499cm" svg:x="1.026cm" svg:y="1.5cm" svg:viewBox="0 0 24224 11500" svg:d="M1651 2461c0 710 0 1419 0 2129 1928 0 3855 0 5782 0 0-710 0-1419 0-2129-1927 0-3854 0-5782 0zM1651 7569c1928 0 3855 0 5782 0 0-691 0-1381 0-2072-1927 1-3854 1-5782 1 0 690 0 1380 0 2071zM1651 10592c1928 0 3855 0 5782 0 0-705 0-1410 0-2116-1927 0-3854 0-5782 0 0 706 0 1411 0 2116zM15036 10592c0-705 0-1410 0-2116-1984 0-3967 0-5951 0 0 706 0 1411 0 2116 1984 0 3967 0 5951 0zM22573 10592c0-705 0-1410 0-2116-1962 0-3924 0-5885 0 0 706 0 1411 0 2116 1961 0 3923 0 5885 0zM22573 5498c-1962 0-3924 0-5885-1 0 691 0 1381 0 2072 1961 0 3923 0 5885 0 0-691 0-1381 0-2071zM22573 2461c-1962 0-3924 0-5885 0 0 710 0 1419 0 2128 1961 0 3923 0 5885 1 0-710 0-1419 0-2129zM9085 2461c0 710 0 1419 0 2129 1984-1 3967-1 5951-1 0-709 0-1418 0-2128-1984 0-3967 0-5951 0zM1100 0c7341 0 14683 0 22024 0 607 0 1100 271 1100 605 0 3430 0 6860 0 10290 0 334-493 605-1100 605-7341 0-14683 0-22024 0-607 0-1100-271-1100-605 0-3430 0-6860 0-10290 0-334 493-605 1100-605zM9085 7569c1984 0 3967 0 5951 0 0-691 0-1381 0-2072-1984 0-3967 0-5951 0 0 691 0 1381 0 2072z">
            <text:p/>
          </draw:path>
        </draw:g>
        <draw:frame draw:style-name="gr4" draw:text-style-name="P4" draw:layer="layout" svg:width="2.25cm" svg:height="2.25cm" svg:x="22.35cm" svg:y="17.55cm">
          <draw:image xlink:href="Pictures/10000B97000035050000350517DAB8A135022B23.svg" xlink:type="simple" xlink:show="embed" xlink:actuate="onLoad" draw:mime-type="image/svg+xml">
            <text:p/>
          </draw:image>
          <draw:image xlink:href="Pictures/10000001000002C3000002C33CE72B93E6EB4E0F.png" xlink:type="simple" xlink:show="embed" xlink:actuate="onLoad" draw:mime-type="image/png"/>
        </draw:frame>
        <draw:frame draw:style-name="gr4" draw:text-style-name="P4" draw:layer="layout" svg:width="2.4cm" svg:height="2.4cm" svg:x="10.95cm" svg:y="17.4cm">
          <draw:image xlink:href="Pictures/10000B970000350500003505B7E2CF17A6546FF3.svg" xlink:type="simple" xlink:show="embed" xlink:actuate="onLoad" draw:mime-type="image/svg+xml">
            <text:p/>
          </draw:image>
          <draw:image xlink:href="Pictures/10000001000002C3000002C35C9798FC8A4FC031.png" xlink:type="simple" xlink:show="embed" xlink:actuate="onLoad" draw:mime-type="image/png"/>
        </draw:frame>
        <draw:frame draw:style-name="gr4" draw:text-style-name="P4" draw:layer="layout" svg:width="2.4cm" svg:height="2.4cm" svg:x="9.9cm" svg:y="6.85cm">
          <draw:image xlink:href="Pictures/10000B970000350500003505B7E2CF17A6546FF3.svg" xlink:type="simple" xlink:show="embed" xlink:actuate="onLoad" draw:mime-type="image/svg+xml">
            <text:p/>
          </draw:image>
          <draw:image xlink:href="Pictures/10000001000002C3000002C35C9798FC8A4FC031.png" xlink:type="simple" xlink:show="embed" xlink:actuate="onLoad" draw:mime-type="image/png"/>
        </draw:frame>
        <draw:frame draw:style-name="gr4" draw:text-style-name="P4" draw:layer="layout" svg:width="2.25cm" svg:height="2.25cm" svg:x="28.65cm" svg:y="17.55cm">
          <draw:image xlink:href="Pictures/10000B970000350500003505F17BB55CB6A11CD0.svg" xlink:type="simple" xlink:show="embed" xlink:actuate="onLoad" draw:mime-type="image/svg+xml">
            <text:p/>
          </draw:image>
          <draw:image xlink:href="Pictures/10000001000002C3000002C3567B60B223029B7F.png" xlink:type="simple" xlink:show="embed" xlink:actuate="onLoad" draw:mime-type="image/png"/>
        </draw:frame>
        <draw:frame draw:style-name="gr4" draw:text-style-name="P4" draw:layer="layout" svg:width="2.25cm" svg:height="2.25cm" svg:x="9.95cm" svg:y="9.85cm">
          <draw:image xlink:href="Pictures/10000B970000350500003505F17BB55CB6A11CD0.svg" xlink:type="simple" xlink:show="embed" xlink:actuate="onLoad" draw:mime-type="image/svg+xml">
            <text:p/>
          </draw:image>
          <draw:image xlink:href="Pictures/10000001000002C3000002C3567B60B223029B7F.png" xlink:type="simple" xlink:show="embed" xlink:actuate="onLoad" draw:mime-type="image/png"/>
        </draw:frame>
        <draw:frame draw:style-name="gr4" draw:text-style-name="P4" draw:layer="layout" svg:width="2.5cm" svg:height="2.5cm" svg:x="9.9cm" svg:y="3.75cm">
          <draw:image xlink:href="Pictures/10000B97000035050000350569D3FE7182C6E306.svg" xlink:type="simple" xlink:show="embed" xlink:actuate="onLoad" draw:mime-type="image/svg+xml">
            <text:p/>
          </draw:image>
          <draw:image xlink:href="Pictures/10000001000002C3000002C34AC752EC323C51A7.png" xlink:type="simple" xlink:show="embed" xlink:actuate="onLoad" draw:mime-type="image/png"/>
        </draw:frame>
        <draw:frame draw:style-name="gr4" draw:text-style-name="P4" draw:layer="layout" svg:width="2.4cm" svg:height="2.4cm" svg:x="11.9cm" svg:y="3.75cm">
          <draw:image xlink:href="Pictures/10000B970000350500003505B7E2CF17A6546FF3.svg" xlink:type="simple" xlink:show="embed" xlink:actuate="onLoad" draw:mime-type="image/svg+xml">
            <text:p/>
          </draw:image>
          <draw:image xlink:href="Pictures/10000001000002C3000002C35C9798FC8A4FC031.png" xlink:type="simple" xlink:show="embed" xlink:actuate="onLoad" draw:mime-type="image/png"/>
        </draw:frame>
        <draw:frame draw:style-name="gr4" draw:text-style-name="P4" draw:layer="layout" svg:width="2.35cm" svg:height="2.35cm" svg:x="11.9cm" svg:y="9.85cm">
          <draw:image xlink:href="Pictures/10000B97000035050000350517DAB8A135022B23.svg" xlink:type="simple" xlink:show="embed" xlink:actuate="onLoad" draw:mime-type="image/svg+xml">
            <text:p/>
          </draw:image>
          <draw:image xlink:href="Pictures/10000001000002C3000002C33CE72B93E6EB4E0F.png" xlink:type="simple" xlink:show="embed" xlink:actuate="onLoad" draw:mime-type="image/png"/>
        </draw:frame>
        <draw:frame draw:style-name="gr4" draw:text-style-name="P4" draw:layer="layout" svg:width="2.5cm" svg:height="2.5cm" svg:x="13.75cm" svg:y="3.75cm">
          <draw:image xlink:href="Pictures/10000B970000350500003505F17BB55CB6A11CD0.svg" xlink:type="simple" xlink:show="embed" xlink:actuate="onLoad" draw:mime-type="image/svg+xml">
            <text:p/>
          </draw:image>
          <draw:image xlink:href="Pictures/10000001000002C3000002C3567B60B223029B7F.png" xlink:type="simple" xlink:show="embed" xlink:actuate="onLoad" draw:mime-type="image/png"/>
        </draw:frame>
        <draw:frame draw:style-name="gr4" draw:text-style-name="P4" draw:layer="layout" svg:width="3.022cm" svg:height="3.022cm" svg:x="29.328cm" svg:y="20.6cm">
          <draw:image xlink:href="Pictures/1000034E000052C9000052C98AEC88B17BB0A755.svg" xlink:type="simple" xlink:show="embed" xlink:actuate="onLoad" draw:mime-type="image/svg+xml">
            <text:p/>
          </draw:image>
          <draw:image xlink:href="Pictures/10000001000002C3000002C3CFC448E8699FE0C6.png" xlink:type="simple" xlink:show="embed" xlink:actuate="onLoad" draw:mime-type="image/png"/>
        </draw:frame>
        <draw:frame draw:style-name="gr4" draw:text-style-name="P4" draw:layer="layout" svg:width="3.022cm" svg:height="3.022cm" svg:x="2.6cm" svg:y="6.578cm">
          <draw:image xlink:href="Pictures/1000034E000052C9000052C98AEC88B17BB0A755.svg" xlink:type="simple" xlink:show="embed" xlink:actuate="onLoad" draw:mime-type="image/svg+xml">
            <text:p/>
          </draw:image>
          <draw:image xlink:href="Pictures/10000001000002C3000002C3CFC448E8699FE0C6.png" xlink:type="simple" xlink:show="embed" xlink:actuate="onLoad" draw:mime-type="image/png"/>
        </draw:frame>
        <draw:frame draw:style-name="gr4" draw:text-style-name="P4" draw:layer="layout" svg:width="3cm" svg:height="3cm" svg:x="9.05cm" svg:y="20.5cm">
          <draw:image xlink:href="Pictures/100003DA000052C9000052C9B12A47A2856E0418.svg" xlink:type="simple" xlink:show="embed" xlink:actuate="onLoad" draw:mime-type="image/svg+xml">
            <text:p/>
          </draw:image>
          <draw:image xlink:href="Pictures/10000001000002C3000002C354A93D8864ECD6BA.png" xlink:type="simple" xlink:show="embed" xlink:actuate="onLoad" draw:mime-type="image/png"/>
        </draw:frame>
        <draw:frame draw:style-name="gr4" draw:text-style-name="P4" draw:layer="layout" svg:width="3cm" svg:height="3cm" svg:x="5.522cm" svg:y="6.578cm">
          <draw:image xlink:href="Pictures/100003DA000052C9000052C9B12A47A2856E0418.svg" xlink:type="simple" xlink:show="embed" xlink:actuate="onLoad" draw:mime-type="image/svg+xml">
            <text:p/>
          </draw:image>
          <draw:image xlink:href="Pictures/10000001000002C3000002C354A93D8864ECD6BA.png" xlink:type="simple" xlink:show="embed" xlink:actuate="onLoad" draw:mime-type="image/png"/>
        </draw:frame>
        <draw:path draw:style-name="gr8" draw:text-style-name="P7" draw:layer="layout" svg:width="24.199cm" svg:height="3.749cm" svg:x="1.05cm" svg:y="12.25cm" svg:viewBox="0 0 24200 3750" svg:d="M24200 0v3158c0 327-493 592-1099 592h-22002c-606 0-1099-265-1099-592v-3158zM1650 2862h5776v-2070h-5776zM15021 2862v-2070h-5945v2070zM22550 2862v-2070h-5878v2070z">
          <text:p/>
        </draw:path>
        <draw:frame draw:style-name="gr4" draw:text-style-name="P4" draw:layer="layout" svg:width="2.5cm" svg:height="2.5cm" svg:x="1.75cm" svg:y="17.35cm">
          <draw:image xlink:href="Pictures/10000B97000035050000350569D3FE7182C6E306.svg" xlink:type="simple" xlink:show="embed" xlink:actuate="onLoad" draw:mime-type="image/svg+xml">
            <text:p/>
          </draw:image>
          <draw:image xlink:href="Pictures/10000001000002C3000002C34AC752EC323C51A7.png" xlink:type="simple" xlink:show="embed" xlink:actuate="onLoad" draw:mime-type="image/png"/>
        </draw:frame>
        <draw:g>
          <draw:path draw:style-name="gr9" draw:text-style-name="P8" draw:layer="layout" svg:width="2.999cm" svg:height="2.999cm" svg:x="4cm" svg:y="12.5cm" svg:viewBox="0 0 3000 3000" svg:d="M2560 438c-585-584-1537-584-2122 0-584 585-584 1538 0 2123 585 585 1538 585 2122 0 586-585 586-1538 0-2123zM674 674c385-385 973-445 1420-179-533 533-1066 1067-1599 1600-266-448-206-1036 179-1421zM2326 2326c-382 382-965 443-1411 185 532-532 1064-1064 1596-1596 258 446 197 1029-185 1411z">
            <text:p/>
          </draw:path>
        </draw:g>
        <draw:g>
          <draw:path draw:style-name="gr9" draw:text-style-name="P8" draw:layer="layout" svg:width="2.999cm" svg:height="2.999cm" svg:x="11.6cm" svg:y="12.6cm" svg:viewBox="0 0 3000 3000" svg:d="M2560 438c-585-584-1537-584-2122 0-584 585-584 1538 0 2123 585 585 1538 585 2122 0 586-585 586-1538 0-2123zM674 674c385-385 973-445 1420-179-533 533-1066 1067-1599 1600-266-448-206-1036 179-1421zM2326 2326c-382 382-965 443-1411 185 532-532 1064-1064 1596-1596 258 446 197 1029-185 1411z">
            <text:p/>
          </draw:path>
        </draw:g>
        <draw:frame draw:style-name="gr4" draw:text-style-name="P4" draw:layer="layout" svg:width="13.545cm" svg:height="13.139cm" draw:transform="skewX (0.389382956119935) rotate (-0.187448361664191) translate (25.192cm 4.351cm)">
          <draw:image xlink:href="Pictures/10000306000052C9000052C9F7D6185A6019A30B.svg" xlink:type="simple" xlink:show="embed" xlink:actuate="onLoad" draw:mime-type="image/svg+xml">
            <text:p/>
          </draw:image>
          <draw:image xlink:href="Pictures/10000001000002C3000002C35BBB8212E6FED49E.png" xlink:type="simple" xlink:show="embed" xlink:actuate="onLoad" draw:mime-type="image/png"/>
          <svg:title>corner-arrow-up-left</svg:title>
        </draw:frame>
        <draw:frame draw:style-name="gr4" draw:text-style-name="P4" draw:layer="layout" svg:width="5.75cm" svg:height="5.75cm" svg:x="30cm" svg:y="8.3cm">
          <draw:image xlink:href="Pictures/10000313000035050000350598D363B110FA825C.svg" xlink:type="simple" xlink:show="embed" xlink:actuate="onLoad" draw:mime-type="image/svg+xml">
            <text:p/>
          </draw:image>
          <draw:image xlink:href="Pictures/10000001000002C3000002C32809D5BC846568F3.png" xlink:type="simple" xlink:show="embed" xlink:actuate="onLoad" draw:mime-type="image/png"/>
        </draw:frame>
        <draw:frame draw:style-name="gr3" draw:text-style-name="P3" draw:layer="layout" svg:width="6.25cm" svg:height="2.312cm" svg:x="17.55cm" svg:y="9.95cm">
          <draw:image xlink:href="Pictures/10000000000000F60000005BCE4D1DF0B09B1625.png" xlink:type="simple" xlink:show="embed" xlink:actuate="onLoad" draw:mime-type="image/png">
            <text:p/>
          </draw:image>
        </draw:frame>
        <draw:frame draw:style-name="gr3" draw:text-style-name="P3" draw:layer="layout" svg:width="6.25cm" svg:height="2.312cm" svg:x="17.55cm" svg:y="6.95cm">
          <draw:image xlink:href="Pictures/10000000000000F60000005BCE4D1DF0B09B1625.png" xlink:type="simple" xlink:show="embed" xlink:actuate="onLoad" draw:mime-type="image/png">
            <text:p/>
          </draw:image>
        </draw:frame>
        <draw:frame draw:style-name="gr3" draw:text-style-name="P3" draw:layer="layout" svg:width="6.25cm" svg:height="2.312cm" svg:x="17.55cm" svg:y="3.888cm">
          <draw:image xlink:href="Pictures/10000000000000F60000005BCE4D1DF0B09B1625.png" xlink:type="simple" xlink:show="embed" xlink:actuate="onLoad" draw:mime-type="image/png">
            <text:p/>
          </draw:image>
        </draw:frame>
        <draw:frame draw:style-name="gr10" draw:text-style-name="P3" draw:layer="layout" svg:width="6.221cm" svg:height="2cm" svg:x="17.55cm" svg:y="13.2cm">
          <draw:image xlink:href="Pictures/100000000000019E0000005A1345D63DFEE7E646.png" xlink:type="simple" xlink:show="embed" xlink:actuate="onLoad" draw:mime-type="image/png">
            <text:p/>
          </draw:image>
        </draw:frame>
        <draw:frame draw:style-name="gr10" draw:text-style-name="P3" draw:layer="layout" svg:width="6.221cm" svg:height="2cm" svg:x="17.55cm" svg:y="12.95cm">
          <draw:image xlink:href="Pictures/100000000000019E0000005A1345D63DFEE7E646.png" xlink:type="simple" xlink:show="embed" xlink:actuate="onLoad" draw:mime-type="image/png">
            <text:p/>
          </draw:image>
        </draw:frame>
        <draw:frame draw:style-name="gr11" draw:text-style-name="P3" draw:layer="layout" svg:width="6.221cm" svg:height="1.85cm" svg:x="17.55cm" svg:y="13.2cm">
          <draw:image xlink:href="Pictures/100000000000019E0000005A1345D63DFEE7E646.png" xlink:type="simple" xlink:show="embed" xlink:actuate="onLoad" draw:mime-type="image/png">
            <text:p/>
          </draw:image>
        </draw:frame>
        <draw:frame draw:style-name="gr4" draw:text-style-name="P4" draw:layer="layout" svg:width="3.022cm" svg:height="3.022cm" svg:x="2.6cm" svg:y="9.6cm">
          <draw:image xlink:href="Pictures/1000034E000052C9000052C98AEC88B17BB0A755.svg" xlink:type="simple" xlink:show="embed" xlink:actuate="onLoad" draw:mime-type="image/svg+xml">
            <text:p/>
          </draw:image>
          <draw:image xlink:href="Pictures/10000001000002C3000002C3CFC448E8699FE0C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25cm" fo:page-height="24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16:29:06.777000000</meta:creation-date>
    <meta:editing-duration>PT1H30M46S</meta:editing-duration>
    <meta:editing-cycles>21</meta:editing-cycles>
    <meta:generator>LibreOffice/7.3.7.2$Windows_X86_64 LibreOffice_project/e114eadc50a9ff8d8c8a0567d6da8f454beeb84f</meta:generator>
    <dc:date>2023-01-16T19:39:34.150000000</dc:date>
    <meta:document-statistic meta:object-count="40"/>
  </office:meta>
</office:document-meta>
</file>